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arsayılan-title">
      <style:graphic-properties fo:min-height="2.629cm"/>
      <style:paragraph-properties style:writing-mode="lr-tb"/>
    </style:style>
    <style:style style:name="pr2" style:family="presentation" style:parent-style-name="Varsayılan-subtitle">
      <style:graphic-properties draw:fill-color="#ffffff" fo:min-height="9.134cm"/>
      <style:paragraph-properties style:writing-mode="lr-tb"/>
    </style:style>
    <style:style style:name="pr3" style:family="presentation" style:parent-style-name="Varsayılan-notes">
      <style:graphic-properties draw:fill-color="#ffffff" fo:min-height="13.364cm"/>
      <style:paragraph-properties style:writing-mode="lr-tb"/>
    </style:style>
    <style:style style:name="pr4" style:family="presentation" style:parent-style-name="Varsayılan-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paragraph-properties style:writing-mode="lr-tb"/>
      <style:text-properties fo:font-size="32pt" style:font-size-asian="32pt" style:font-size-complex="32pt"/>
    </style:style>
    <style:style style:name="P5" style:family="paragraph">
      <style:text-properties fo:color="#c9211e" loext:opacity="100%"/>
    </style:style>
    <style:style style:name="P6" style:family="paragraph">
      <style:paragraph-properties fo:margin-top="0.5cm" fo:margin-bottom="0cm"/>
    </style:style>
    <style:style style:name="T1" style:family="text">
      <style:text-properties fo:font-weight="bold" style:font-weight-asian="bold" style:font-weight-complex="bold"/>
    </style:style>
    <style:style style:name="T2" style:family="text">
      <style:text-properties fo:color="#c9211e" loext:opacity="100%"/>
    </style:style>
    <style:style style:name="T3" style:family="text">
      <style:text-properties fo:color="#c9211e" loext:opacity="100%" fo:font-weight="normal" style:font-weight-asian="normal" style:font-weight-complex="normal"/>
    </style:style>
    <style:style style:name="T4" style:family="text">
      <style:text-properties fo:font-size="32pt" style:font-size-asian="32pt" style:font-size-complex="32pt"/>
    </style:style>
    <style:style style:name="T5" style:family="text">
      <style:text-properties fo:color="#00a933" loext:opacity="100%" fo:font-size="28pt" style:font-size-asian="28pt" style:font-size-complex="28pt"/>
    </style:style>
    <style:style style:name="T6" style:family="text">
      <style:text-properties fo:color="#c9211e" loext:opacity="100%" fo:font-size="28pt" style:font-size-asian="28pt" style:font-size-complex="28pt"/>
    </style:style>
    <style:style style:name="T7" style:family="text">
      <style:text-properties fo:font-variant="normal" fo:text-transform="none" fo:color="#c9211e"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draw:frame presentation:style-name="pr1" draw:text-style-name="P1" draw:layer="layout" svg:width="25.199cm" svg:height="2.629cm" svg:x="1.4cm" svg:y="0.628cm" presentation:class="title" presentation:user-transformed="true">
          <draw:text-box>
            <text:p>TRİGGERS(TETİKLEYİCİLER)</text:p>
          </draw:text-box>
        </draw:frame>
        <draw:frame presentation:style-name="pr2" draw:text-style-name="P2" draw:layer="layout" svg:width="25.199cm" svg:height="9.134cm" svg:x="1.4cm" svg:y="3.685cm" presentation:class="subtitle" presentation:user-transformed="true">
          <draw:text-box>
            <text:p>Tetikleyici (Trigger) yapısı, ilişkisel veri tabanı yönetim sistemlerinde, bir tabloda belirli olaylar meydana geldiğinde veya gelmeden önce otomatik olarak çalışan özel bir store procedure türüdür.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draw:frame presentation:style-name="pr1" draw:text-style-name="P1" draw:layer="layout" svg:width="25.199cm" svg:height="2.629cm" svg:x="1.4cm" svg:y="0.628cm" presentation:class="title">
          <draw:text-box>
            <text:p><text:s/></text:p>
          </draw:text-box>
        </draw:frame>
        <draw:frame presentation:style-name="pr4" draw:text-style-name="P1" draw:layer="layout" svg:width="25.199cm" svg:height="9.134cm" svg:x="1.4cm" svg:y="3.685cm" presentation:class="outline">
          <draw:text-box>
            <text:list text:style-name="L2">
              <text:list-header>
                <text:p>Bir tabloda ekleme, güncelleme ve silme işlemlerinden biri gerçekleştiğinde veya gerçekleşmeden önce, aynı tabloda veya başka bir tabloda belirli işlemlerin yapılmasını istediğimizde, trigger yapısını kullanırız. Örnek verecek olursak, satış tablosunda satış işlemi gerçekleştiğinde ürünün stok miktarının eksiltilmesi, banka hesabında işlem gerçekleştikten sonra otomatik olarak email gönderilmesi gibi örnekler verilebilir.</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draw:frame presentation:style-name="pr1" draw:text-style-name="P1" draw:layer="layout" svg:width="25.199cm" svg:height="2.629cm" svg:x="1.4cm" svg:y="0.628cm" presentation:class="title">
          <draw:text-box>
            <text:p><text:s/></text:p>
          </draw:text-box>
        </draw:frame>
        <draw:frame presentation:style-name="pr4" draw:text-style-name="P1" draw:layer="layout" svg:width="25.199cm" svg:height="9.134cm" svg:x="1.4cm" svg:y="3.685cm" presentation:class="outline" presentation:user-transformed="true">
          <draw:text-box>
            <text:list text:style-name="L2">
              <text:list-item>
                <text:p>Tetikleyiciler veritabanı yöneticisi (Db admin) tarafından INSERT, UPDATE ve DELETE işlemlerinden önce veya sonra çalıştırılmak üzere tanımlanır.</text:p>
              </text:list-item>
              <text:list-item>
                <text:p>Tetikleyiciler kullanıcı tarafından manuel olarak çalıştırılamaz.</text:p>
              </text:list-item>
              <text:list-item>
                <text:p>Bir tetikleyici içinde, bir transaction commit ve rollback edilemez.</text:p>
              </text:list-item>
              <text:list-item>
                <text:p>Tetikleyiciler tablo veya view yapılarına tanımlanabilir.</text:p>
              </text:list-item>
              <text:list-item>
                <text:p>Bir tetikleyici olayı meydana geldiğinde, trigger fonksiyonu uygun bir zamanda veriyi işlemek üzere çağrılır.</text:p>
              </text:list-item>
              <text:list-item>
                <text:p>DML (AFTER ve INSTEAD OF), DDL ve Logon tetikleyiciler olmak üzere üç yapı bulunmaktadır.</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draw:frame presentation:style-name="pr1" draw:text-style-name="P1" draw:layer="layout" svg:width="25.199cm" svg:height="2.629cm" svg:x="1.4cm" svg:y="0.628cm" presentation:class="title">
          <draw:text-box>
            <text:p>Nerelerde Kullanılır?</text:p>
          </draw:text-box>
        </draw:frame>
        <draw:frame presentation:style-name="pr4" draw:text-style-name="P1" draw:layer="layout" svg:width="25.199cm" svg:height="9.134cm" svg:x="1.4cm" svg:y="3.685cm" presentation:class="outline">
          <draw:text-box>
            <text:list text:style-name="L2">
              <text:list-item>
                <text:p>Veri bütünlüğünu sağlamak için kullanılır. Veriler üzerinde bir işlem yapıldığında, iş kurallarına uygun gerçekleşip gerçekleşmediği kontrol edilerek, hatalı girişlerin yapılması önlenir.</text:p>
              </text:list-item>
              <text:list-item>
                <text:p>Referans bütünlüğünü sağlamak için kullanılır. Bir kullanıcı silindiğinde onunla ilgili satış tablosundaki siparişleri silmek istediğimizde tanımlanır.</text:p>
              </text:list-item>
              <text:list-item>
                <text:p>Tablolarda veya veritabanında mevcut olmayan ek bilgiyi türetmek için kullanılır. Örneğin sipariş tablosunda miktar sütununda bir güncelleme meydana geldiğinde toplam_fiyat sütununa karşılık gelen işlemi hesaplayabiliriz.</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draw:frame presentation:style-name="pr1" draw:text-style-name="P1" draw:layer="layout" svg:width="25.199cm" svg:height="2.629cm" svg:x="1.4cm" svg:y="0.628cm" presentation:class="title">
          <draw:text-box>
            <text:p>Tetikleyici (Trigger) Türleri</text:p>
          </draw:text-box>
        </draw:frame>
        <draw:frame presentation:style-name="pr4" draw:text-style-name="P1" draw:layer="layout" svg:width="25.199cm" svg:height="9.134cm" svg:x="1.4cm" svg:y="3.685cm" presentation:class="outline" presentation:user-transformed="true">
          <draw:text-box>
            <text:list text:style-name="L2">
              <text:list-header>
                <text:p><text:span text:style-name="T1">DML (Data Manipulation Language) Triggers:</text:span></text:p>
                <text:p>INSERT, UPDATE ve DELETE gibi veri okuma ve işleme için kullanılan DML ifadeleridir. DML tetikleyicileri, INSERT, UPDATE ve DELETE olayları kullanılarak veriler her değiştirildiğinde tetiklenir. DML tetikleyicileri iki tip olarak sınıflandırılır.</text:p>
              </text:list-header>
              <text:list-item>
                <text:p>AFTER tetikleyicileri: Bir tabloda INSERT, UPDATE, DELETE işlemleri yapıldıktan belli işlemlerin yapılması için kullanılmaktadır.</text:p>
              </text:list-item>
              <text:list-item>
                <text:p>INSTEAD OF tetikleyicileri: Bir tablo veya view yapısında INSERT, UPDATE veya DELETE işlemlerini atlayıp, bunun yerine tetikleyici içinde tanımlanan diğer ifadeleri yerine getirirmektedir.</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draw:frame presentation:style-name="pr1" draw:layer="layout" svg:width="25.199cm" svg:height="3.473cm" svg:x="1.4cm" svg:y="0.206cm" presentation:class="title" presentation:user-transformed="true">
          <draw:text-box>
            <text:p>Trigger Inserted / Deleted Kavramları</text:p>
          </draw:text-box>
        </draw:frame>
        <draw:frame presentation:style-name="pr4" draw:layer="layout" svg:width="25.199cm" svg:height="9.134cm" svg:x="1.4cm" svg:y="3.685cm" presentation:class="outline">
          <draw:text-box>
            <text:list text:style-name="L2">
              <text:list-header>
                <text:p>Trigger’ın çalışmasına göre, hangi tablo üzerinde etkinse tablo üzerine eklenilen veya güncellenilen kayıtları “inserted” üzerinde, silinen kayıtları ise “deleted” üzerinde kaydediyor. Bunlar sanal tablolardır (virtual table).</text:p>
              </text:list-header>
              <text:list-item>
                <text:p>Insert: Bir insert işlemi gerçekleştirdiğimizde, eklediğimiz kayıt ilk olarak <text:span text:style-name="T2">inserted</text:span> tablosuna eklenir.</text:p>
              </text:list-item>
              <text:list-item>
                <text:p>Delete:Bir delete işlemi gerçekleştirdiğimizde sildiğimiz kayıt ilk olarak <text:span text:style-name="T2">deleted</text:span> tablosuna eklenir.</text:p>
              </text:list-item>
              <text:list-item>
                <text:p>Update:Update işleminde ise eski kayıt önce <text:span text:style-name="T3">deleted</text:span> tablosuna, güncellenen(yeni) kayıt ise <text:span text:style-name="T2">inserted</text:span> tablosuna eklenir.</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draw:frame presentation:style-name="pr1" draw:text-style-name="P1" draw:layer="layout" svg:width="25.199cm" svg:height="2.629cm" svg:x="1.4cm" svg:y="0.628cm" presentation:class="title" presentation:user-transformed="true">
          <draw:text-box>
            <text:p><text:s/></text:p>
          </draw:text-box>
        </draw:frame>
        <draw:frame presentation:style-name="pr4" draw:text-style-name="P1" draw:layer="layout" svg:width="25.199cm" svg:height="9.134cm" svg:x="1.4cm" svg:y="3.685cm" presentation:class="outline" presentation:user-transformed="true">
          <draw:text-box>
            <text:list text:style-name="L2">
              <text:list-header>
                <text:p><text:span text:style-name="T1">DDL (Data Definition Language) Triggers:</text:span></text:p>
                <text:p>CREATE, ALTER, DROP gibi veritabanı ve tablo ile ilgili işlemler DDL ifadeleridir. DDL tetikleyicisinin amacı, bir DDL nesnesi oluşturmaya (create), değiştirmeye (alter) veya düşürmeye (drop) çalışan kullanıcılara kısıtlama getirilmesini sağlamaktadır. CREATE, ALTER ve DROP ifadeleri kullanıldığında devreye giren tetikleyici türüdür</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2T1">
        <draw:frame presentation:style-name="pr1" draw:text-style-name="P1" draw:layer="layout" svg:width="25.199cm" svg:height="2.629cm" svg:x="1.4cm" svg:y="0.628cm" presentation:class="title">
          <draw:text-box>
            <text:p><text:s/></text:p>
          </draw:text-box>
        </draw:frame>
        <draw:frame presentation:style-name="pr4" draw:text-style-name="P1" draw:layer="layout" svg:width="25.199cm" svg:height="9.134cm" svg:x="1.4cm" svg:y="3.685cm" presentation:class="outline">
          <draw:text-box>
            <text:list text:style-name="L2">
              <text:list-header>
                <text:p><text:span text:style-name="T1">Logon Triggers:</text:span></text:p>
                <text:p>Logon tetikleyicisi, SQL Server sunucusuna bağlanan bir kullanıcılara belirli kısıtlamalar uygulayabiliriz. Logon tetikleyicileri, SQL Serverde güvenlik ve kontrol amaçlı kullanılmaktadır. Örneğin kullanıcı veritabanına dışarıdan bilinmeyen bir bilgisayarın bağlanmasını engelleyip, sadece şirket bilgisayarından bağlanılmasına izin verilebilir.</text:p>
              </text:list-header>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2T1">
        <draw:frame presentation:style-name="pr1" draw:text-style-name="P1" draw:layer="layout" svg:width="25.199cm" svg:height="2.629cm" svg:x="1.4cm" svg:y="0.628cm" presentation:class="title" presentation:user-transformed="true">
          <draw:text-box>
            <text:p>DML Trigger Syntax</text:p>
          </draw:text-box>
        </draw:frame>
        <draw:frame presentation:style-name="pr4" draw:text-style-name="P1" draw:layer="layout" svg:width="24.1cm" svg:height="9.134cm" svg:x="1.4cm" svg:y="3.685cm" presentation:class="outline" presentation:user-transformed="true">
          <draw:text-box>
            <text:list text:style-name="L2">
              <text:list-header>
                <text:p>Create{Alter} Trigger trigger_name</text:p>
                <text:p>on table_name{view_name}</text:p>
                <text:p>after{begin}{instead of}{for} <text:s/>insert{update,delete}</text:p>
                <text:p>--With ENCRYPTION</text:p>
                <text:p>As</text:p>
                <text:p>--begin</text:p>
                <text:p>sql_statements</text:p>
                <text:p>--end;</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2T1">
        <draw:frame presentation:style-name="pr1" draw:text-style-name="P4" draw:layer="layout" svg:width="25.199cm" svg:height="2.629cm" svg:x="1.4cm" svg:y="0.628cm" presentation:class="title" presentation:user-transformed="true">
          <draw:text-box>
            <text:p><text:span text:style-name="T4">Tetikleyici Etkinleştirme ve Devre Dışı Bırakma (Enable and Disable Triggers)</text:span></text:p>
          </draw:text-box>
        </draw:frame>
        <draw:frame presentation:style-name="pr4" draw:text-style-name="P1" draw:layer="layout" svg:width="25.199cm" svg:height="9.134cm" svg:x="1.4cm" svg:y="3.685cm" presentation:class="outline" presentation:user-transformed="true">
          <draw:text-box>
            <text:list text:style-name="L2">
              <text:list-header>
                <text:p>OBJECT_ID ile oluşturulan tetikleyicinin var olup olmadığı kontrol edilir.</text:p>
                <text:p><text:span text:style-name="T5">--yöntem1</text:span></text:p>
              </text:list-header>
              <text:list-item>
                <text:p><text:span text:style-name="T6">IF OBJECT_ID(‘trigger_name’,’TR’) IS NOT NULL</text:span></text:p>
                <text:p><text:span text:style-name="T6">Enable{Disable} Trigger {table_name.}trigger_name</text:span></text:p>
                <text:p><text:span text:style-name="T6">on table_name</text:span></text:p>
                <text:p><text:span text:style-name="T5">--yöntem2</text:span></text:p>
              </text:list-item>
              <text:list-item>
                <text:p><text:span text:style-name="T7">alter table tablo_adı disable</text:span><text:span text:style-name="T6">{enable} trigger trigger_adı</text:span></text:p>
                <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2T1">
        <draw:frame presentation:style-name="pr1" draw:layer="layout" svg:width="25.199cm" svg:height="3.473cm" svg:x="1.4cm" svg:y="0.206cm" presentation:class="title" presentation:user-transformed="true">
          <draw:text-box>
            <text:p>Tüm Triggerları Pasifleştirme / Aktifleştirme</text:p>
          </draw:text-box>
        </draw:frame>
        <draw:frame presentation:style-name="pr4" draw:text-style-name="P5" draw:layer="layout" svg:width="25.199cm" svg:height="9.134cm" svg:x="1.4cm" svg:y="3.685cm" presentation:class="outline">
          <draw:text-box>
            <text:list text:style-name="L2">
              <text:list-header>
                <text:p text:style-name="P5"><text:span text:style-name="T2">enable trigger all On tablo_adı</text:span></text:p>
                <text:p text:style-name="P5"><text:span text:style-name="T2">disable trigger all On tablo_adı</text:span></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2T1">
        <draw:frame presentation:style-name="pr1" draw:text-style-name="P1" draw:layer="layout" svg:width="25.199cm" svg:height="2.629cm" svg:x="1.4cm" svg:y="0.628cm" presentation:class="title">
          <draw:text-box>
            <text:p>Trigger Silme</text:p>
          </draw:text-box>
        </draw:frame>
        <draw:frame presentation:style-name="pr4" draw:text-style-name="P1" draw:layer="layout" svg:width="25.199cm" svg:height="9.134cm" svg:x="1.4cm" svg:y="3.685cm" presentation:class="outline" presentation:user-transformed="true">
          <draw:text-box>
            <text:list text:style-name="L2">
              <text:list-header>
                <text:p text:style-name="P6"><text:span text:style-name="T6">IF OBJECT_ID(‘trigger_name’,’TR’) IS NOT NULL</text:span></text:p>
                <text:p text:style-name="P6"><text:span text:style-name="T6">Drop Trigger trigger_name</text:span></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2-28T14:52:38.100000000</dc:date>
    <meta:editing-duration>PT2H10M53S</meta:editing-duration>
    <meta:editing-cycles>13</meta:editing-cycles>
    <meta:generator>LibreOffice/7.2.5.2$Windows_X86_64 LibreOffice_project/499f9727c189e6ef3471021d6132d4c694f357e5</meta:generator>
    <meta:document-statistic meta:object-count="69"/>
  </office:meta>
</office:document-meta>
</file>